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sub>
            <mi>j</mi>
            <mn>1</mn>
          </msub>
          <msub>
            <mi>j</mi>
            <mn>2</mn>
          </msub>
          <mtext> ; </mtext>
          <mi>j</mi>
          <msub>
            <mi>m</mi>
            <mi>j</mi>
          </msub>
        </mrow>
      </mfenced>
      <mrow>
        <mi/>
        <mo stretchy="false">=</mo>
        <mi/>
      </mrow>
      <mrow>
        <munder>
          <mo stretchy="false">∑</mo>
          <mrow>
            <msub>
              <mi>m</mi>
              <mn>1</mn>
            </msub>
            <mi>,</mi>
            <msub>
              <mi>m</mi>
              <mn>2</mn>
            </msub>
          </mrow>
        </munder>
        <mfenced open="∣" close="〉">
          <mrow>
            <msub>
              <mi>j</mi>
              <mn>1</mn>
            </msub>
            <msub>
              <mi>j</mi>
              <mn>2</mn>
            </msub>
            <mtext> ; </mtext>
            <msub>
              <mi>m</mi>
              <mn>1</mn>
            </msub>
            <msub>
              <mi>m</mi>
              <mn>2</mn>
            </msub>
          </mrow>
        </mfenced>
      </mrow>
      <mfenced open="〈" close="〉">
        <mrow>
          <mrow>
            <msub>
              <mi>j</mi>
              <mn>1</mn>
            </msub>
            <msub>
              <mi>j</mi>
              <mn>2</mn>
            </msub>
            <mtext> ; </mtext>
            <msub>
              <mi>m</mi>
              <mn>1</mn>
            </msub>
            <msub>
              <mi>m</mi>
              <mn>2</mn>
            </msub>
          </mrow>
          <mo stretchy="false">∣</mo>
          <mrow>
            <msub>
              <mi>j</mi>
              <mn>1</mn>
            </msub>
            <msub>
              <mi>j</mi>
              <mn>2</mn>
            </msub>
            <mtext> ; </mtext>
            <mi>j</mi>
            <msub>
              <mi>m</mi>
              <mi>j</mi>
            </msub>
          </mrow>
        </mrow>
      </mfenced>
    </mrow>
    <annotation encoding="StarMath 5.0">left lline 
 j _1 j _2 " ; " j m _j 
right rangle 
~=~ 
sum from {m _1 , m _2} 
left lline 
 j _1 j _2 " ; " m _1 m _2 
right rangle 
left langle 
 j _1 j _2 " ; " m _1 m _2 
 mline
 j _1 j _2 " ; " j m _j 
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9:21:00.423000000</meta:creation-date>
    <meta:generator>LibreOffice/4.1.4.2$Windows_x86 LibreOffice_project/0a0440ccc0227ad9829de5f46be37cfb6edcf72</meta:generator>
  </office:meta>
</office:document-meta>
</file>